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%Spazi</text:p>
          </table:table-cell>
          <table:table-cell office:value-type="string" calcext:value-type="string">
            <text:p>%Virgole</text:p>
          </table:table-cell>
          <table:table-cell office:value-type="string" calcext:value-type="string">
            <text:p>%ACapo</text:p>
          </table:table-cell>
          <table:table-cell office:value-type="string" calcext:value-type="string">
            <text:p>%Punti</text:p>
          </table:table-cell>
          <table:table-cell office:value-type="string" calcext:value-type="string">
            <text:p>%Rime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Hunter x Hunter</text:p>
          </table:table-cell>
          <table:table-cell office:value-type="float" office:value="0.15087187" calcext:value-type="float">
            <text:p>0,15087187</text:p>
          </table:table-cell>
          <table:table-cell office:value-type="float" office:value="0.0090978015" calcext:value-type="float">
            <text:p>0,0090978015</text:p>
          </table:table-cell>
          <table:table-cell office:value-type="float" office:value="0.017437452" calcext:value-type="float">
            <text:p>0,017437452</text:p>
          </table:table-cell>
          <table:table-cell office:value-type="float" office:value="0.0090978015" calcext:value-type="float">
            <text:p>0,009097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ragonball Z</text:p>
          </table:table-cell>
          <table:table-cell office:value-type="float" office:value="0.15786749" calcext:value-type="float">
            <text:p>0,15786749</text:p>
          </table:table-cell>
          <table:table-cell office:value-type="float" office:value="0.0036231885" calcext:value-type="float">
            <text:p>0,0036231885</text:p>
          </table:table-cell>
          <table:table-cell office:value-type="float" office:value="0.019668737" calcext:value-type="float">
            <text:p>0,019668737</text:p>
          </table:table-cell>
          <table:table-cell office:value-type="float" office:value="0.019151138" calcext:value-type="float">
            <text:p>0,01915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L'Avventura del Gatto Detective</text:p>
          </table:table-cell>
          <table:table-cell office:value-type="float" office:value="0.1352025" calcext:value-type="float">
            <text:p>0,1352025</text:p>
          </table:table-cell>
          <table:table-cell office:value-type="float" office:value="0.008722741" calcext:value-type="float">
            <text:p>0,008722741</text:p>
          </table:table-cell>
          <table:table-cell office:value-type="float" office:value="0.031152649" calcext:value-type="float">
            <text:p>0,031152649</text:p>
          </table:table-cell>
          <table:table-cell office:value-type="float" office:value="0.016199376" calcext:value-type="float">
            <text:p>0,016199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One punch man</text:p>
          </table:table-cell>
          <table:table-cell office:value-type="float" office:value="0.14304993" calcext:value-type="float">
            <text:p>0,14304993</text:p>
          </table:table-cell>
          <table:table-cell office:value-type="float" office:value="0.012145749" calcext:value-type="float">
            <text:p>0,012145749</text:p>
          </table:table-cell>
          <table:table-cell office:value-type="float" office:value="0.010796221" calcext:value-type="float">
            <text:p>0,010796221</text:p>
          </table:table-cell>
          <table:table-cell office:value-type="float" office:value="0.008097166" calcext:value-type="float">
            <text:p>0,008097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chainsaw man</text:p>
          </table:table-cell>
          <table:table-cell office:value-type="float" office:value="0.14359772" calcext:value-type="float">
            <text:p>0,14359772</text:p>
          </table:table-cell>
          <table:table-cell office:value-type="float" office:value="0.01088647" calcext:value-type="float">
            <text:p>0,01088647</text:p>
          </table:table-cell>
          <table:table-cell office:value-type="float" office:value="0.03317781" calcext:value-type="float">
            <text:p>0,03317781</text:p>
          </table:table-cell>
          <table:table-cell office:value-type="float" office:value="0.00933126" calcext:value-type="float">
            <text:p>0,0093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Attack on titan</text:p>
          </table:table-cell>
          <table:table-cell office:value-type="float" office:value="0.13939694" calcext:value-type="float">
            <text:p>0,13939694</text:p>
          </table:table-cell>
          <table:table-cell office:value-type="float" office:value="0.0074147307" calcext:value-type="float">
            <text:p>0,0074147307</text:p>
          </table:table-cell>
          <table:table-cell office:value-type="float" office:value="0.024715768" calcext:value-type="float">
            <text:p>0,024715768</text:p>
          </table:table-cell>
          <table:table-cell office:value-type="float" office:value="0.012357884" calcext:value-type="float">
            <text:p>0,012357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My hero achademia</text:p>
          </table:table-cell>
          <table:table-cell office:value-type="float" office:value="0.1547396" calcext:value-type="float">
            <text:p>0,1547396</text:p>
          </table:table-cell>
          <table:table-cell office:value-type="float" office:value="0.009366804" calcext:value-type="float">
            <text:p>0,009366804</text:p>
          </table:table-cell>
          <table:table-cell office:value-type="float" office:value="0.009741476" calcext:value-type="float">
            <text:p>0,009741476</text:p>
          </table:table-cell>
          <table:table-cell office:value-type="float" office:value="0.011240165" calcext:value-type="float">
            <text:p>0,01124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Batman e le ombre del passato</text:p>
          </table:table-cell>
          <table:table-cell office:value-type="float" office:value="0.15498295" calcext:value-type="float">
            <text:p>0,15498295</text:p>
          </table:table-cell>
          <table:table-cell office:value-type="float" office:value="0.010989011" calcext:value-type="float">
            <text:p>0,010989011</text:p>
          </table:table-cell>
          <table:table-cell office:value-type="float" office:value="0.011746874" calcext:value-type="float">
            <text:p>0,011746874</text:p>
          </table:table-cell>
          <table:table-cell office:value-type="float" office:value="0.008336491" calcext:value-type="float">
            <text:p>0,008336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eath note</text:p>
          </table:table-cell>
          <table:table-cell office:value-type="float" office:value="0.15862574" calcext:value-type="float">
            <text:p>0,15862574</text:p>
          </table:table-cell>
          <table:table-cell office:value-type="float" office:value="0.010233918" calcext:value-type="float">
            <text:p>0,010233918</text:p>
          </table:table-cell>
          <table:table-cell office:value-type="float" office:value="0.024853801" calcext:value-type="float">
            <text:p>0,024853801</text:p>
          </table:table-cell>
          <table:table-cell office:value-type="float" office:value="0.018274853" calcext:value-type="float">
            <text:p>0,0182748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an Martino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8333334" calcext:value-type="float">
            <text:p>0,008333334</text:p>
          </table:table-cell>
          <table:table-cell office:value-type="float" office:value="0.055555556" calcext:value-type="float">
            <text:p>0,055555556</text:p>
          </table:table-cell>
          <table:table-cell office:value-type="float" office:value="0.0055555557" calcext:value-type="float">
            <text:p>0,005555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Tanto gentile e tanto onesta pare</text:p>
          </table:table-cell>
          <table:table-cell office:value-type="float" office:value="0.15737052" calcext:value-type="float">
            <text:p>0,15737052</text:p>
          </table:table-cell>
          <table:table-cell office:value-type="float" office:value="0.01992032" calcext:value-type="float">
            <text:p>0,01992032</text:p>
          </table:table-cell>
          <table:table-cell office:value-type="float" office:value="0.029880479" calcext:value-type="float">
            <text:p>0,029880479</text:p>
          </table:table-cell>
          <table:table-cell office:value-type="float" office:value="0.005976096" calcext:value-type="float">
            <text:p>0,005976096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oldati</text:p>
          </table:table-cell>
          <table:table-cell office:value-type="float" office:value="0.078431375" calcext:value-type="float">
            <text:p>0,078431375</text:p>
          </table:table-cell>
          <table:table-cell office:value-type="float" office:value="0" calcext:value-type="float">
            <text:p>0</text:p>
          </table:table-cell>
          <table:table-cell office:value-type="float" office:value="0.09803922" calcext:value-type="float">
            <text:p>0,09803922</text:p>
          </table:table-cell>
          <table:table-cell office:value-type="float" office:value="0.019607844" calcext:value-type="float">
            <text:p>0,019607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Erano i capei d'oro a l'aura sparsi</text:p>
          </table:table-cell>
          <table:table-cell office:value-type="float" office:value="0.16829745" calcext:value-type="float">
            <text:p>0,16829745</text:p>
          </table:table-cell>
          <table:table-cell office:value-type="float" office:value="0.017612524" calcext:value-type="float">
            <text:p>0,017612524</text:p>
          </table:table-cell>
          <table:table-cell office:value-type="float" office:value="0.03522505" calcext:value-type="float">
            <text:p>0,03522505</text:p>
          </table:table-cell>
          <table:table-cell office:value-type="float" office:value="0.0019569471" calcext:value-type="float">
            <text:p>0,0019569471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'infinito</text:p>
          </table:table-cell>
          <table:table-cell office:value-type="float" office:value="0.1534296" calcext:value-type="float">
            <text:p>0,1534296</text:p>
          </table:table-cell>
          <table:table-cell office:value-type="float" office:value="0.016245488" calcext:value-type="float">
            <text:p>0,016245488</text:p>
          </table:table-cell>
          <table:table-cell office:value-type="float" office:value="0.028880866" calcext:value-type="float">
            <text:p>0,028880866</text:p>
          </table:table-cell>
          <table:table-cell office:value-type="float" office:value="0.0072202166" calcext:value-type="float">
            <text:p>0,007220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maschera</text:p>
          </table:table-cell>
          <table:table-cell office:value-type="float" office:value="0.17355853" calcext:value-type="float">
            <text:p>0,17355853</text:p>
          </table:table-cell>
          <table:table-cell office:value-type="float" office:value="0.016889924" calcext:value-type="float">
            <text:p>0,016889924</text:p>
          </table:table-cell>
          <table:table-cell office:value-type="float" office:value="0.028538149" calcext:value-type="float">
            <text:p>0,028538149</text:p>
          </table:table-cell>
          <table:table-cell office:value-type="float" office:value="0.0139778685" calcext:value-type="float">
            <text:p>0,013977868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pioggia nel pineto</text:p>
          </table:table-cell>
          <table:table-cell office:value-type="float" office:value="0.13356766" calcext:value-type="float">
            <text:p>0,13356766</text:p>
          </table:table-cell>
          <table:table-cell office:value-type="float" office:value="0.01977153" calcext:value-type="float">
            <text:p>0,01977153</text:p>
          </table:table-cell>
          <table:table-cell office:value-type="float" office:value="0.05711775" calcext:value-type="float">
            <text:p>0,05711775</text:p>
          </table:table-cell>
          <table:table-cell office:value-type="float" office:value="0.008787346" calcext:value-type="float">
            <text:p>0,008787346</text:p>
          </table:table-cell>
          <table:table-cell office:value-type="float" office:value="0.1484375" calcext:value-type="float">
            <text:p>0,148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All'ombra de' cipressi e dentro l'urne</text:p>
          </table:table-cell>
          <table:table-cell office:value-type="float" office:value="0.15378024" calcext:value-type="float">
            <text:p>0,15378024</text:p>
          </table:table-cell>
          <table:table-cell office:value-type="float" office:value="0.012092935" calcext:value-type="float">
            <text:p>0,012092935</text:p>
          </table:table-cell>
          <table:table-cell office:value-type="float" office:value="0.028851647" calcext:value-type="float">
            <text:p>0,028851647</text:p>
          </table:table-cell>
          <table:table-cell office:value-type="float" office:value="0.0042848983" calcext:value-type="float">
            <text:p>0,0042848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Ode al pomodoro</text:p>
          </table:table-cell>
          <table:table-cell office:value-type="float" office:value="0.09312839" calcext:value-type="float">
            <text:p>0,09312839</text:p>
          </table:table-cell>
          <table:table-cell office:value-type="float" office:value="0.032549728" calcext:value-type="float">
            <text:p>0,032549728</text:p>
          </table:table-cell>
          <table:table-cell office:value-type="float" office:value="0.078661844" calcext:value-type="float">
            <text:p>0,078661844</text:p>
          </table:table-cell>
          <table:table-cell office:value-type="float" office:value="0.0036166366" calcext:value-type="float">
            <text:p>0,0036166366</text:p>
          </table:table-cell>
          <table:table-cell office:value-type="float" office:value="0.011363637" calcext:value-type="float">
            <text:p>0,011363637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 tuoi occhi</text:p>
          </table:table-cell>
          <table:table-cell office:value-type="float" office:value="0.16492693" calcext:value-type="float">
            <text:p>0,16492693</text:p>
          </table:table-cell>
          <table:table-cell office:value-type="float" office:value="0.014613778" calcext:value-type="float">
            <text:p>0,014613778</text:p>
          </table:table-cell>
          <table:table-cell office:value-type="float" office:value="0.028183715" calcext:value-type="float">
            <text:p>0,028183715</text:p>
          </table:table-cell>
          <table:table-cell office:value-type="float" office:value="0.0041753654" calcext:value-type="float">
            <text:p>0,00417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Nevicata</text:p>
          </table:table-cell>
          <table:table-cell office:value-type="float" office:value="0.16322315" calcext:value-type="float">
            <text:p>0,16322315</text:p>
          </table:table-cell>
          <table:table-cell office:value-type="float" office:value="0.018595042" calcext:value-type="float">
            <text:p>0,018595042</text:p>
          </table:table-cell>
          <table:table-cell office:value-type="float" office:value="0.03305785" calcext:value-type="float">
            <text:p>0,03305785</text:p>
          </table:table-cell>
          <table:table-cell office:value-type="float" office:value="0.008264462" calcext:value-type="float">
            <text:p>0,008264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cavalla storna</text:p>
          </table:table-cell>
          <table:table-cell office:value-type="float" office:value="0.15964523" calcext:value-type="float">
            <text:p>0,15964523</text:p>
          </table:table-cell>
          <table:table-cell office:value-type="float" office:value="0.01286031" calcext:value-type="float">
            <text:p>0,01286031</text:p>
          </table:table-cell>
          <table:table-cell office:value-type="float" office:value="0.040798225" calcext:value-type="float">
            <text:p>0,040798225</text:p>
          </table:table-cell>
          <table:table-cell office:value-type="float" office:value="0.01286031" calcext:value-type="float">
            <text:p>0,01286031</text:p>
          </table:table-cell>
          <table:table-cell office:value-type="float" office:value="0.453125" calcext:value-type="float">
            <text:p>0,45312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nferno</text:p>
          </table:table-cell>
          <table:table-cell office:value-type="float" office:value="0.15688623" calcext:value-type="float">
            <text:p>0,15688623</text:p>
          </table:table-cell>
          <table:table-cell office:value-type="float" office:value="0.015568863" calcext:value-type="float">
            <text:p>0,015568863</text:p>
          </table:table-cell>
          <table:table-cell office:value-type="float" office:value="0.037924152" calcext:value-type="float">
            <text:p>0,037924152</text:p>
          </table:table-cell>
          <table:table-cell office:value-type="float" office:value="0.008582834" calcext:value-type="float">
            <text:p>0,008582834</text:p>
          </table:table-cell>
          <table:table-cell office:value-type="float" office:value="0.41666666" calcext:value-type="float">
            <text:p>0,4166666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Voi ch'ascoltate in rime sparse il suono</text:p>
          </table:table-cell>
          <table:table-cell office:value-type="float" office:value="0.15789473" calcext:value-type="float">
            <text:p>0,15789473</text:p>
          </table:table-cell>
          <table:table-cell office:value-type="float" office:value="0.012704174" calcext:value-type="float">
            <text:p>0,012704174</text:p>
          </table:table-cell>
          <table:table-cell office:value-type="float" office:value="0.032667875" calcext:value-type="float">
            <text:p>0,032667875</text:p>
          </table:table-cell>
          <table:table-cell office:value-type="float" office:value="0.003629764" calcext:value-type="float">
            <text:p>0,003629764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l Cantico delle Creature</text:p>
          </table:table-cell>
          <table:table-cell office:value-type="float" office:value="0.15016611" calcext:value-type="float">
            <text:p>0,15016611</text:p>
          </table:table-cell>
          <table:table-cell office:value-type="float" office:value="0.02524917" calcext:value-type="float">
            <text:p>0,02524917</text:p>
          </table:table-cell>
          <table:table-cell office:value-type="float" office:value="0.029900333" calcext:value-type="float">
            <text:p>0,029900333</text:p>
          </table:table-cell>
          <table:table-cell office:value-type="float" office:value="0.008637873" calcext:value-type="float">
            <text:p>0,0086378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Uno nessuno e centomila</text:p>
          </table:table-cell>
          <table:table-cell office:value-type="float" office:value="0.16636117" calcext:value-type="float">
            <text:p>0,16636117</text:p>
          </table:table-cell>
          <table:table-cell office:value-type="float" office:value="0.016299553" calcext:value-type="float">
            <text:p>0,016299553</text:p>
          </table:table-cell>
          <table:table-cell office:value-type="float" office:value="0.010351699" calcext:value-type="float">
            <text:p>0,010351699</text:p>
          </table:table-cell>
          <table:table-cell office:value-type="float" office:value="0.0072674863" calcext:value-type="float">
            <text:p>0,0072674863</text:p>
          </table:table-cell>
          <table:table-cell office:value-type="float" office:value="0.009537784" calcext:value-type="float">
            <text:p>0,00953778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Le avventure di Pinocchio</text:p>
          </table:table-cell>
          <table:table-cell office:value-type="float" office:value="0.16802332" calcext:value-type="float">
            <text:p>0,16802332</text:p>
          </table:table-cell>
          <table:table-cell office:value-type="float" office:value="0.014192085" calcext:value-type="float">
            <text:p>0,014192085</text:p>
          </table:table-cell>
          <table:table-cell office:value-type="float" office:value="0.01696302" calcext:value-type="float">
            <text:p>0,01696302</text:p>
          </table:table-cell>
          <table:table-cell office:value-type="float" office:value="0.011737466" calcext:value-type="float">
            <text:p>0,011737466</text:p>
          </table:table-cell>
          <table:table-cell office:value-type="float" office:value="0.0059084194" calcext:value-type="float">
            <text:p>0,005908419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LA LETTERA SCARLATTA</text:p>
          </table:table-cell>
          <table:table-cell office:value-type="float" office:value="0.15723264" calcext:value-type="float">
            <text:p>0,15723264</text:p>
          </table:table-cell>
          <table:table-cell office:value-type="float" office:value="0.014362997" calcext:value-type="float">
            <text:p>0,014362997</text:p>
          </table:table-cell>
          <table:table-cell office:value-type="float" office:value="0.0042016194" calcext:value-type="float">
            <text:p>0,0042016194</text:p>
          </table:table-cell>
          <table:table-cell office:value-type="float" office:value="0.0055118916" calcext:value-type="float">
            <text:p>0,0055118916</text:p>
          </table:table-cell>
          <table:table-cell office:value-type="float" office:value="0.011571842" calcext:value-type="float">
            <text:p>0,011571842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nome della rosa</text:p>
          </table:table-cell>
          <table:table-cell office:value-type="float" office:value="0.16140963" calcext:value-type="float">
            <text:p>0,16140963</text:p>
          </table:table-cell>
          <table:table-cell office:value-type="float" office:value="0.013478989" calcext:value-type="float">
            <text:p>0,013478989</text:p>
          </table:table-cell>
          <table:table-cell office:value-type="float" office:value="0.006297495" calcext:value-type="float">
            <text:p>0,006297495</text:p>
          </table:table-cell>
          <table:table-cell office:value-type="float" office:value="0.006893598" calcext:value-type="float">
            <text:p>0,006893598</text:p>
          </table:table-cell>
          <table:table-cell office:value-type="float" office:value="0.034444444" calcext:value-type="float">
            <text:p>0,03444444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GATTOPARDO</text:p>
          </table:table-cell>
          <table:table-cell office:value-type="float" office:value="0.15822585" calcext:value-type="float">
            <text:p>0,15822585</text:p>
          </table:table-cell>
          <table:table-cell office:value-type="float" office:value="0.010637484" calcext:value-type="float">
            <text:p>0,010637484</text:p>
          </table:table-cell>
          <table:table-cell office:value-type="float" office:value="0.0039285454" calcext:value-type="float">
            <text:p>0,0039285454</text:p>
          </table:table-cell>
          <table:table-cell office:value-type="float" office:value="0.0054573477" calcext:value-type="float">
            <text:p>0,0054573477</text:p>
          </table:table-cell>
          <table:table-cell office:value-type="float" office:value="0.025870647" calcext:value-type="float">
            <text:p>0,025870647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 promessi sposi</text:p>
          </table:table-cell>
          <table:table-cell office:value-type="float" office:value="0.16333258" calcext:value-type="float">
            <text:p>0,16333258</text:p>
          </table:table-cell>
          <table:table-cell office:value-type="float" office:value="0.020096267" calcext:value-type="float">
            <text:p>0,020096267</text:p>
          </table:table-cell>
          <table:table-cell office:value-type="float" office:value="0.0042517413" calcext:value-type="float">
            <text:p>0,0042517413</text:p>
          </table:table-cell>
          <table:table-cell office:value-type="float" office:value="0.007269305" calcext:value-type="float">
            <text:p>0,007269305</text:p>
          </table:table-cell>
          <table:table-cell office:value-type="float" office:value="0.04641044" calcext:value-type="float">
            <text:p>0,0464104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T</text:p>
          </table:table-cell>
          <table:table-cell office:value-type="float" office:value="0.15901358" calcext:value-type="float">
            <text:p>0,15901358</text:p>
          </table:table-cell>
          <table:table-cell office:value-type="float" office:value="0.009358357" calcext:value-type="float">
            <text:p>0,009358357</text:p>
          </table:table-cell>
          <table:table-cell office:value-type="float" office:value="0.010756187" calcext:value-type="float">
            <text:p>0,010756187</text:p>
          </table:table-cell>
          <table:table-cell office:value-type="float" office:value="0.013207943" calcext:value-type="float">
            <text:p>0,013207943</text:p>
          </table:table-cell>
          <table:table-cell office:value-type="float" office:value="0.00020627063" calcext:value-type="float">
            <text:p>0,00020627063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Ciò che inferno non è</text:p>
          </table:table-cell>
          <table:table-cell office:value-type="float" office:value="0.16630432" calcext:value-type="float">
            <text:p>0,16630432</text:p>
          </table:table-cell>
          <table:table-cell office:value-type="float" office:value="0.009708597" calcext:value-type="float">
            <text:p>0,009708597</text:p>
          </table:table-cell>
          <table:table-cell office:value-type="float" office:value="0.017628768" calcext:value-type="float">
            <text:p>0,017628768</text:p>
          </table:table-cell>
          <table:table-cell office:value-type="float" office:value="0.014348381" calcext:value-type="float">
            <text:p>0,014348381</text:p>
          </table:table-cell>
          <table:table-cell office:value-type="float" office:value="0.06876332" calcext:value-type="float">
            <text:p>0,06876332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o e te</text:p>
          </table:table-cell>
          <table:table-cell office:value-type="float" office:value="0.1722084" calcext:value-type="float">
            <text:p>0,1722084</text:p>
          </table:table-cell>
          <table:table-cell office:value-type="float" office:value="0.0070628673" calcext:value-type="float">
            <text:p>0,0070628673</text:p>
          </table:table-cell>
          <table:table-cell office:value-type="float" office:value="0.018386997" calcext:value-type="float">
            <text:p>0,018386997</text:p>
          </table:table-cell>
          <table:table-cell office:value-type="float" office:value="0.020615725" calcext:value-type="float">
            <text:p>0,020615725</text:p>
          </table:table-cell>
          <table:table-cell office:value-type="float" office:value="0.0059676045" calcext:value-type="float">
            <text:p>0,0059676045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Fango</text:p>
          </table:table-cell>
          <table:table-cell office:value-type="float" office:value="0.16546859" calcext:value-type="float">
            <text:p>0,16546859</text:p>
          </table:table-cell>
          <table:table-cell office:value-type="float" office:value="0.0047158524" calcext:value-type="float">
            <text:p>0,0047158524</text:p>
          </table:table-cell>
          <table:table-cell office:value-type="float" office:value="0.0010269192" calcext:value-type="float">
            <text:p>0,0010269192</text:p>
          </table:table-cell>
          <table:table-cell office:value-type="float" office:value="0.023474576" calcext:value-type="float">
            <text:p>0,023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Va' dove ti porta il cuore</text:p>
          </table:table-cell>
          <table:table-cell office:value-type="float" office:value="0.1671875" calcext:value-type="float">
            <text:p>0,1671875</text:p>
          </table:table-cell>
          <table:table-cell office:value-type="float" office:value="0.012078954" calcext:value-type="float">
            <text:p>0,012078954</text:p>
          </table:table-cell>
          <table:table-cell office:value-type="float" office:value="0.0038118986" calcext:value-type="float">
            <text:p>0,0038118986</text:p>
          </table:table-cell>
          <table:table-cell office:value-type="float" office:value="0.008493387" calcext:value-type="float">
            <text:p>0,008493387</text:p>
          </table:table-cell>
          <table:table-cell office:value-type="float" office:value="0.016597511" calcext:value-type="float">
            <text:p>0,016597511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ritratto di Dorian Gray</text:p>
          </table:table-cell>
          <table:table-cell office:value-type="float" office:value="0.16129631" calcext:value-type="float">
            <text:p>0,16129631</text:p>
          </table:table-cell>
          <table:table-cell office:value-type="float" office:value="0.01226095" calcext:value-type="float">
            <text:p>0,01226095</text:p>
          </table:table-cell>
          <table:table-cell office:value-type="float" office:value="0.0064072916" calcext:value-type="float">
            <text:p>0,0064072916</text:p>
          </table:table-cell>
          <table:table-cell office:value-type="float" office:value="0.012956368" calcext:value-type="float">
            <text:p>0,012956368</text:p>
          </table:table-cell>
          <table:table-cell office:value-type="float" office:value="0.052246604" calcext:value-type="float">
            <text:p>0,05224660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53:04.276000000</meta:creation-date>
    <dc:date>2024-07-15T11:54:01.386000000</dc:date>
    <meta:editing-duration>PT57S</meta:editing-duration>
    <meta:editing-cycles>1</meta:editing-cycles>
    <meta:document-statistic meta:table-count="1" meta:cell-count="499" meta:object-count="0"/>
    <meta:generator>LibreOffice/24.2.4.2$Windows_X86_64 LibreOffice_project/51a6219feb6075d9a4c46691dcfe0cd9c4fff3c2</meta:generator>
  </office:meta>
</office:document-meta>
</file>